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1-24" calcext:value-type="date">
            <text:p>24/11/2025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2-22" calcext:value-type="date">
            <text:p>22/12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7]-[.F7]" office:value-type="float" office:value="340" calcext:value-type="float">
            <text:p>34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7])" office:value-type="float" office:value="340" calcext:value-type="float">
            <text:p>34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50:41.932478945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50:41.9361942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6-01-05T15:02:50.310713657</dc:date>
    <dc:language>pt-PT</dc:language>
    <meta:editing-cycles>551</meta:editing-cycles>
    <meta:editing-duration>PT20H49M35S</meta:editing-duration>
    <meta:print-date>2020-08-12T13:53:36.446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